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paragraph-properties fo:text-align="justify" style:justify-single-word="false"/>
      <style:text-properties fo:font-size="12pt" fo:language="en" fo:country="US" style:font-size-asian="12pt"/>
    </style:style>
    <style:style style:name="P5" style:family="paragraph" style:parent-style-name="Standard">
      <style:text-properties fo:font-size="12pt" fo:language="en" fo:country="US" fo:background-color="#ffff00" style:font-size-asian="12pt"/>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break-before="page"/>
      <style:text-properties fo:font-size="12pt" fo:language="en" fo:country="US" fo:font-weight="bold" style:font-size-asian="12pt" style:font-weight-asian="bold"/>
    </style:style>
    <style:style style:name="P10"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11" style:family="paragraph" style:parent-style-name="Standard">
      <style:text-properties fo:font-size="12pt" fo:language="en" fo:country="US" fo:font-style="italic" style:font-size-asian="12pt" style:font-style-asian="italic"/>
    </style:style>
    <style:style style:name="P12" style:family="paragraph" style:parent-style-name="Standard">
      <style:text-properties fo:font-size="12pt" fo:language="en" fo:country="US" style:font-size-asian="12pt"/>
    </style:style>
    <style:style style:name="P13"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hyphenate="false"/>
    </style:style>
    <style:style style:name="T1" style:family="text">
      <style:text-properties fo:font-size="12pt" fo:language="en" fo:country="US" style:font-size-asian="12pt"/>
    </style:style>
    <style:style style:name="T2" style:family="text">
      <style:text-properties fo:font-size="12pt" fo:language="en" fo:country="US" officeooo:rsid="00028034" style:font-size-asian="12pt"/>
    </style:style>
    <style:style style:name="T3" style:family="text">
      <style:text-properties fo:font-size="12pt" fo:language="en" fo:country="US" fo:font-style="italic" style:font-size-asian="12pt" style:font-style-asian="italic"/>
    </style:style>
    <style:style style:name="T4" style:family="text">
      <style:text-properties fo:font-size="12pt" fo:language="en" fo:country="US" fo:font-style="italic" style:font-size-asian="12pt" style:font-style-asian="italic" style:font-style-complex="italic"/>
    </style:style>
    <style:style style:name="T5" style:family="text">
      <style:text-properties fo:font-size="12pt" fo:language="en" fo:country="US" fo:font-weight="bold" style:font-size-asian="12pt" style:font-weight-asian="bold"/>
    </style:style>
    <style:style style:name="T6" style:family="text">
      <style:text-properties fo:font-size="12pt" fo:language="en" fo:country="US" fo:background-color="#ffff00" loext:char-shading-value="0" style:font-size-asian="12pt"/>
    </style:style>
    <style:style style:name="T7" style:family="text">
      <style:text-properties fo:font-size="12pt" fo:language="en" fo:country="US" fo:background-color="transparent" loext:char-shading-value="0" style:font-size-asian="12pt"/>
    </style:style>
    <style:style style:name="T8" style:family="text">
      <style:text-properties fo:font-size="12pt" fo:language="en" fo:country="US" fo:font-style="normal" style:font-size-asian="12pt" style:font-style-asian="normal" style:font-style-complex="normal"/>
    </style:style>
    <style:style style:name="T9" style:family="text">
      <style:text-properties fo:font-size="12pt" style:font-size-asian="12pt"/>
    </style:style>
    <style:style style:name="T10" style:family="text">
      <style:text-properties style:font-name="Times New Roman"/>
    </style:style>
    <style:style style:name="T11" style:family="text">
      <style:text-properties style:font-name="Times New Roman" fo:font-size="12pt" fo:language="en" fo:country="US" style:font-size-asian="12pt"/>
    </style:style>
    <style:style style:name="T12" style:family="text">
      <style:text-properties fo:color="#000000" fo:font-size="12pt" fo:language="en" fo:country="US" fo:background-color="#ffff00" loext:char-shading-value="0" style:font-size-asian="12pt"/>
    </style:style>
    <style:style style:name="T13" style:family="text">
      <style:text-properties fo:background-color="#ffff00" loext:char-shading-value="0"/>
    </style:style>
    <style:style style:name="T14" style:family="text">
      <style:text-properties style:text-line-through-style="solid" style:text-line-through-type="single"/>
    </style:style>
    <style:style style:name="T15"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e-Registration report for Experimental Psychology Lab Study 2019</text:p>
      <text:p text:style-name="P1"/>
      <text:p text:style-name="P2">Research questions</text:p>
      <text:p text:style-name="P1"/>
      <text:p text:style-name="P7"><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3">featural processing </text:span></text:span><text:span text:style-name="Absatz-Standardschriftart"><text:span text:style-name="T1">and </text:span></text:span><text:span text:style-name="Absatz-Standardschriftart"><text:span text:style-name="T3">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4"><text:span text:style-name="Absatz-Standardschriftart"><text:span text:style-name="T10">https://github.com/annassommer/XPLabFinal </text:span></text:span></text:p>
      <text:p text:style-name="P3"/>
      <text:p text:style-name="Standard"><text:span text:style-name="Absatz-Standardschriftart"><text:span text:style-name="T5">Hypotheses</text:span></text:span></text:p>
      <text:p text:style-name="P3"/>
      <text:p text:style-name="Standard"><text:span text:style-name="Absatz-Standardschriftart"><text:span text:style-name="T1">1. We predict that “trustworthiness” as a character trait is more often appointed to humans, in comparison with animals, than dominance. This hypothesis is based on the findings of Wilson et al. </text:span></text:span><text:span text:style-name="Absatz-Standardschriftart"><text:span text:style-name="T9">(2018) in Study 4a of their paper.</text:span></text:span></text:p>
      <text:p text:style-name="P7"/>
      <text:p text:style-name="P3">2. We hypothesize that character traits, <office:annotation office:name="__Annotation__439_3483859674"><dc:creator>Anna Sommer</dc:creator><dc:date>2019-07-11T12:10:32.561616555</dc:date><loext:sender-initials>AS</loext:sender-initials><text:p text:style-name="P13"><text:span text:style-name="T15">Delete “namely” and write „that are“ instead</text:span></text:p></office:annotation>namely <text:s/><office:annotation-end office:name="__Annotation__439_3483859674"/>perceived as being exclusively human, namely “trustworthiness”, according to hypothesis 1, rely primarily on the configural processing of faces. Character traits appointed to both humans and animals, namely “dominance”, according to hypothesis 1, are processed featurally.</text:p>
      <text:p text:style-name="P3"/>
      <text:p text:style-name="P7"><text:span text:style-name="Absatz-Standardschriftart"><text:span text:style-name="T1">Under the assumption that trustworthiness is attributed stronger to humans (higher ratings in part one of the experiment), we predict that the perception of </text:span></text:span><text:span text:style-name="Absatz-Standardschriftart"><text:span text:style-name="T2">the </text:span></text:span><text:span text:style-name="Absatz-Standardschriftart"><text:span text:style-name="T1">“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3">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9">(2018) in Study 1. of their paper. </text:span></text:span></text:p>
      <text:p text:style-name="Standard"/>
      <text:p text:style-name="P6"/>
      <text:p text:style-name="P2"/>
      <text:p text:style-name="P9">Study plan</text:p>
      <text:p text:style-name="P3"/>
      <text:p text:style-name="Standard"><text:span text:style-name="T1">The study is going to be a web-based between-subjects experiment which participants can do wherever they choose and without supervision. It is divided into two parts: In the first part, we want to take a look at</text:span><text:span text:style-name="T1"><office:annotation office:name="__Annotation__438_3483859674"><dc:creator>Anna Sommer</dc:creator><dc:date>2019-07-11T12:09:01.266013296</dc:date><loext:sender-initials>AS</loext:sender-initials><text:p text:style-name="P13"><text:span text:style-name="T15">Which character trait is classified as being specifically human, and which is equally attributable to humans and animals. We do this to make sure that dominance is really seen as applicable to both and that trustworthiness is really seen as a more human trait.</text:span></text:p><text:p text:style-name="P13"><text:span text:style-name="T15"/></text:p><text:p text:style-name="P13"><text:span text:style-name="T15">→ </text:span><text:span text:style-name="T15">We have to say why we are doing this experiment. What are we trying to prove with it. How does it help us in proving our hypotheses</text:span></text:p></office:annotation></text:span><text:span text:style-name="T1"> how a certain character trait is classified as being specifically human rather than being equally attributable to humans and non-humans.</text:span><office:annotation-end office:name="__Annotation__438_3483859674"/><text:span text:style-name="T1"> </text:span><text:span text:style-name="T6">Specifically we look at the ratings of trustworthiness (“Vertrauenswürdigkeit”) and dominance (Dominanz”). To mitigate the ratings influencing each other we ask for several more ratings of traits (“Selbstsicherheit”, “Aggressivität”, “Geduld”, “Gewissenhaftigkeit”, “Freundlichkeit”, “Extrovertiertheit”, “Höflichkeit”, “Sensibilität”) </text:span></text:p>
      <text:p text:style-name="Standard"><text:span text:style-name="T1">In the second part, we explore the effect inversion has on the judgment of faces regarding the two character traits: </text:span><text:span text:style-name="T12">trustworthiness and dominance</text:span><text:span text:style-name="T1">.</text:span></text:p>
      <text:p text:style-name="P2"/>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
      <text:p text:style-name="P3">The study will be conducted in German because most of the people that we are going to reach are German native speakers. </text:p>
      <text:p text:style-name="P3"/>
      <text:p text:style-name="P2">Data set</text:p>
      <text:p text:style-name="P2"/>
      <text:p text:style-name="P7"><text:span text:style-name="Absatz-Standardschriftart"><text:span text:style-name="T1">We are using the first 36 black and 36 white male face images from the Chicago face database (version 2.0.3) as material plus the character traits “trustworthiness” and “dominance” with some more as fillers for the first part of the study. We resized the pictures to 450 × 316 pixels. </text:span></text:span><text:span text:style-name="Absatz-Standardschriftart"><text:span text:style-name="T6">We use only male faces because the original study only used male faces as well, in order to avoid social bias playing a role in the participants' judgement.</text:span></text:span></text:p>
      <text:p text:style-name="P7"><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Standard"><text:span text:style-name="T5"><office:annotation office:name="__Annotation__447_3483859674"><dc:creator>Anna Sommer</dc:creator><dc:date>2019-07-11T12:16:55.353905364</dc:date><loext:sender-initials>AS</loext:sender-initials><text:p text:style-name="P13"><text:span text:style-name="T15">As I wrote before we need to say why we are doing this particular experiment, what do we wish to gain from it, what part of the experiment will help prove what hypothesis and how. I would put this in this part here, because we explain here how the experiment works, and talk the most about the design</text:span></text:p></office:annotation></text:span><text:span text:style-name="T5">Study design</text:span><office:annotation-end office:name="__Annotation__447_3483859674"/><text:span text:style-name="Absatz-Standardschriftart"><text:span text:style-name="T1"><text:line-break/><text:line-break/>The experiment consists of two parts.<text:line-break/>The first part starts with an introduction slide, that informs the participants about their upcoming task (“In diesem Teil des Experiments sehen Sie ein Persönlichkeitsmerkmal.</text:span></text:span></text:p>
      <text:p text:style-name="P6">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Standard"><text:span text:style-name="Absatz-Standardschriftart"><text:span text:style-name="T1">Wenn Sie bereit sind, drücken Sie bitte auf Start:” 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span></text:span></text:p>
      <text:p text:style-name="Standard"><text:span text:style-name="Absatz-Standardschriftart"><text:span text:style-name="T1"><text:line-break/>After the introduction slide the actual test phase starts. The participants view randomly one out of ten character traits </text:span></text:span><text:span text:style-name="Absatz-Standardschriftart"><text:span text:style-name="T7">(“Selbstsicherheit”, “Aggressivität”, “Geduld”, “Gewissenhaftigkeit”, “Freundlichkeit”, “Extrovertiertheit”, “Höflichkeit”, “Sensibilität”, “Vertrauenswürdigkeit”, “Dominanz”)</text:span></text:span><text:span text:style-name="Absatz-Standardschriftart"><text:span text:style-name="T1"> at a time. Each shown character trait shall be rated by the participant on a 9-point rating scale ranging from 1 (“Trifft gleichermaßen auf Menschen und Tiere zu” – “Equally applicable on humans and animals”) to 9 (“Trifft nur auf Menschen zu” – “Only applicable on humans”).</text:span></text:span></text:p>
      <text:p text:style-name="Standard"><text:span text:style-name="Absatz-Standardschriftart"><text:span text:style-name="T1"/></text:span></text:p>
      <text:p text:style-name="Standard"><text:span text:style-name="Absatz-Standardschriftart"><text:span text:style-name="T1"><text:line-break/></text:span></text:span><text:soft-page-break/><text:span text:style-name="Absatz-Standardschriftart"><text:span text:style-name="T1">The second part of the experiment start again with introduction slide, that informs the participants about their upcoming task: (“In diesem Teil des Experiments werden Ihnen Fotos von Gesichtern gezeigt. </text:span></text:span><text:span text:style-name="T9">Es ist Ihre Aufgabe auf einer Skala von 1-7 zu bewerten, inwieweit das Persönlichkeitsmerkmal “Dominanz” (or if applicable “Vertrauenswürdigkeit”) auf das Gesicht zutrifft.</text:span></text:p>
      <text:p text:style-name="P6">1 steht hier für 'Gar nicht dominant (or if applicable vertrauenswürdig)',</text:p>
      <text:p text:style-name="P6">7 steht für 'Sehr dominant (or if applicable vertrauenswürdig)'.</text:p>
      <text:p text:style-name="P6">Sie sehen zunächst auf den Kopf gestellte Fotos, und dann aufrechte. /</text:p>
      <text:p text:style-name="Standard"><text:span text:style-name="Absatz-Standardschriftart"><text:span text:style-name="T9">Sie sehen zunächst aufrechte Fotos, und dann auf den Kopf gestellte.</text:span></text:span></text:p>
      <text:p text:style-name="P11">(It is decided by coin flip which sentence is displayed. Pictures appear as announced, either turned around and then upright (First version of the sentence) or upright and then turned around (second version of the sentence))</text:p>
      <text:p text:style-name="Standard"><text:span text:style-name="Absatz-Standardschriftart"><text:span text:style-name="T1">Wenn Sie bereit sind, drücken Sie bitte auf Start:”</text:span></text:span></text:p>
      <text:p text:style-name="Standard"><text:span text:style-name="Absatz-Standardschriftart"><text:span text:style-name="T1">In English: In this part of the experiment you will see pictures of faces. Your task is to rate them for “Trustworthiness” </text:span></text:span><text:span text:style-name="Absatz-Standardschriftart"><text:span text:style-name="T4">(or “Dominance”, which trait is to be rated is decided by coin flip) </text:span></text:span><text:span text:style-name="Absatz-Standardschriftart"><text:span text:style-name="T8">on a scale from 1 to 7. 1 stands for “Not trustworthy” </text:span></text:span><text:span text:style-name="Absatz-Standardschriftart"><text:span text:style-name="T4">(“not dominant” respectively),</text:span></text:span><text:span text:style-name="Absatz-Standardschriftart"><text:span text:style-name="T8">7 stands for “very trustworthy” (</text:span></text:span><text:span text:style-name="Absatz-Standardschriftart"><text:span text:style-name="T4">“very dominant” respectively</text:span></text:span><text:span text:style-name="Absatz-Standardschriftart"><text:span text:style-name="T8">). You will firstly see faces which have been turned upside down and upright faces after that. / <text:s/>You will firstly see upright faces and faces which have been turned upside down after that.</text:span></text:span></text:p>
      <text:p text:style-name="Standard"><text:span text:style-name="Absatz-Standardschriftart"><text:span text:style-name="T1"><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span></text:span></text:p>
      <text:p text:style-name="Standard"><text:span text:style-name="Absatz-Standardschriftart"><text:span text:style-name="T1"/></text:span></text:p>
      <text:p text:style-name="Standard"><office:annotation office:name="__Annotation__440_3483859674"><dc:creator>Anna Sommer</dc:creator><dc:date>2019-07-11T12:15:12.214350563</dc:date><loext:sender-initials>AS</loext:sender-initials><text:p text:style-name="P13"><text:span text:style-name="T15">It is a bit strange that we talk about the first part of the experiment, then the second part, and then the first part again.</text:span></text:p></office:annotation><text:span text:style-name="Absatz-Standardschriftart"><text:span text:style-name="T1">The first part of our study will contain 10 character traits. Participants will see one trait at a time and are asked to rate them on a scale from 1 to 9 to be exclusive to humans (9) or humans and non-humans alike (1) with labeled end points. </text:span></text:span><text:span text:style-name="Absatz-Standardschriftart"><text:span text:style-name="T9">The exact wording will be “Wie bewerten Sie das folgende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 scales.</text:span></text:span></text:p>
      <text:p text:style-name="P3"><office:annotation-end office:name="__Annotation__440_3483859674"/></text:p>
      <text:p text:style-name="P6">The exact wording in German will be “Wie dominant/vertrauenswürdig ist dieses Gesicht?” for the question and for the scales “Gar nicht dominant/vertrauenswürdig” (1) and “Sehr dominant/vertrauenswürdig” (7).</text:p>
      <text:p text:style-name="P3">In both parts of the experiment, the next trial starts immediately after participants selected their answer. </text:p>
      <text:p text:style-name="Standard"><text:span text:style-name="Absatz-Standardschriftart"><text:span text:style-name="T1"/></text:span></text:p>
      <text:p text:style-name="Standard"><text:span text:style-name="Absatz-Standardschriftart"><text:span text:style-name="T1">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span></text:span></text:p>
      <text:p text:style-name="P6"/>
      <text:p text:style-name="P6"/>
      <text:p text:style-name="P2">Measured variables</text:p>
      <text:p text:style-name="P2"/>
      <text:p text:style-name="P5">For the first part we collect the ratings of the traits. The independent variable would be the different character traits and the dependent variable the rating of the given trait. The character traits are scaled nominal and their rating is of an ordinal scale.</text:p>
      <text:p text:style-name="P5">In the second part we collect the ratings of character traits being ascribed to either upright or inverted pictures. Here the independent variables would be the currently rated character trait (either <text:soft-page-break/>trustworthiness or dominance) the photos and the condition of the photos (either upright or inverted). The dependent variable would be again the rating. The independent variables are of nominal scale and the dependent variable of an ordinal scale.</text:p>
      <text:p text:style-name="P3"><text:span text:style-name="T13">Moreover</text:span> we are going to keep track of the reaction time for every stimulus, meaning the ratings of the character traits in the first part as well as the ratings of the faces in the second part of the study. Furthermore we are going to collect the age and gender of all participants.</text:p>
      <text:p text:style-name="P3">The response time will be treated as an interval scale in milliseconds,<text:span text:style-name="T14"> </text:span>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5">Statistical analysis</text:span></text:span></text:p>
      <text:p text:style-name="P3"/>
      <text:p text:style-name="P7"><text:span text:style-name="Absatz-Standardschriftart"><text:span text:style-name="T1">We are going to use R for statistical analysis with the packages tidyverse, effsize, readR, brms,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n paired sample t-test and calculating Cohen's d.</text:p>
      <text:p text:style-name="P3"/>
      <text:p text:style-name="P3">For the second part, we will create 6 different regression models. </text:p>
      <text:p text:style-name="P3">The first one will be modelling the responses against the categories <text:span text:style-name="T13">dominance and trustworthiness.</text:span> </text:p>
      <text:p text:style-name="P3">The second will be the responses against the categories and the picture format (inverted and upright).</text:p>
      <text:p text:style-name="P3">For the third one, we will model the responses against the categories and the category per picture format (category|pictureFormat). </text:p>
      <text:p text:style-name="P3">The fourth model will <text:s/>contain the responses modeled against the categories per participant (category + (1|participant_id)). </text:p>
      <text:p text:style-name="P3">The fifth model will unify the second and fourth model.</text:p>
      <text:p text:style-name="P3">The sixth model will be the unification of the third and fourth model.</text:p>
      <text:p text:style-name="P3"/>
      <text:p text:style-name="P3">Once we have all six models, we will use the loo and loo_compare function of R to determine the best of the models.</text:p>
      <text:p text:style-name="P8"/>
      <text:p text:style-name="P7"><text:span text:style-name="Absatz-Standardschriftart"><text:span text:style-name="T1">To judge if our hypothesis 1 was correct, we need the paired sampled t-test to exceed statistical significance as well as Cohen's d for to be labeled as “large”.</text:span></text:span></text:p>
      <text:p text:style-name="P7"><text:span text:style-name="Absatz-Standardschriftart"><text:span text:style-name="T1"/></text:span></text:p>
      <text:p text:style-name="P7"><text:span text:style-name="Absatz-Standardschriftart"><text:span text:style-name="T1">To judge for acceptance or rejection of hypothesis 2, we take a look at the best model determined by loo_compare. In our pilot, this is model 6. Then, we check in the table named </text:span></text:span><text:span text:style-name="Absatz-Standardschriftart"><text:span text:style-name="T11">“</text:span></text:span><text:span text:style-name="Absatz-Standardschriftart"><text:span text:style-name="Source_20_Text"><text:span text:style-name="T11">Population-Level Effects</text:span></text:span></text:span><text:span text:style-name="Absatz-Standardschriftart"><text:span text:style-name="T11">” if the difference of the columns named “</text:span></text:span><text:span text:style-name="Absatz-Standardschriftart"><text:span text:style-name="Source_20_Text"><text:span text:style-name="T11">l-95% CI” and <text:s/>“ u-95% CI</text:span></text:span></text:span><text:span text:style-name="Absatz-Standardschriftart"><text:span text:style-name="T11">” for the row “category” contains the 0. If that is the case, we reject the hypothesis.</text:span></text:span></text:p>
      <text:p text:style-name="P7"><text:span text:style-name="Absatz-Standardschriftar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default-outline-level="1" style:class="text">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20_2" style:display-name="Heading 2" style:family="paragraph" style:parent-style-name="Standard" style:default-outline-level="2" style:class="text">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20_3" style:display-name="Heading 3" style:family="paragraph" style:parent-style-name="Standard" style:default-outline-level="3" style:class="text">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20_4" style:display-name="Heading 4" style:family="paragraph" style:parent-style-name="Standard" style:default-outline-level="4" style:class="text">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20_5" style:display-name="Heading 5" style:family="paragraph" style:parent-style-name="Standard" style:default-outline-level="5" style:class="text">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6" style:display-name="Heading 6" style:family="paragraph" style:parent-style-name="Standard" style:default-outline-level="6" style:class="text">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20_7" style:display-name="Heading 7" style:family="paragraph" style:parent-style-name="Standard" style:default-outline-level="7" style:class="text">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20_8" style:display-name="Heading 8" style:family="paragraph" style:parent-style-name="Standard" style:default-outline-level="8" style:class="text">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default-outline-level="9" style:class="text">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ein_20_Leerraum" style:display-name="Kein Leerraum" style:family="paragraph">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font-style="italic" style:font-style-asian="italic" fo:hyphenate="false"/>
    </style:style>
    <style:style style:name="Intensives_20_Zitat" style:display-name="Intensives Zitat" style:family="paragraph" style:parent-style-name="Standard">
      <style:paragraph-properties fo:hyphenation-ladder-count="no-limit"/>
      <style:text-properties fo:font-style="italic" style:font-style-asian="italic" fo:hyphenate="false"/>
    </style:style>
    <style:style style:name="Fußnotentext" style:family="paragraph" style:parent-style-name="Standard">
      <style:paragraph-properties fo:hyphenation-ladder-count="no-limit"/>
      <style:text-properties fo:font-size="9pt" style:font-size-asian="9pt" fo:hyphenate="false"/>
    </style:style>
    <style:style style:name="Verzeichnis_20_1" style:display-name="Verzeichnis 1" style:family="paragraph" style:parent-style-name="Standard">
      <style:paragraph-properties fo:margin-top="0cm" fo:margin-bottom="0.101cm" loext:contextual-spacing="false" fo:hyphenation-ladder-count="no-limit"/>
      <style:text-properties fo:hyphenate="false"/>
    </style:style>
    <style:style style:name="Verzeichnis_20_2" style:display-name="Verzeichnis 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20_4" style:display-name="Verzeichnis 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5" style:display-name="Verzeichnis 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20_6" style:display-name="Verzeichnis 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7" style:display-name="Verzeichnis 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20_8" style:display-name="Verzeichnis 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20_9" style:display-name="Verzeichnis 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Inhaltsverzeichnisüberschrift" style:family="paragraph" style:parent-style-name="Standard">
      <style:paragraph-properties fo:hyphenation-ladder-count="no-limit"/>
      <style:text-properties fo:hyphenate="false"/>
    </style:style>
    <style:style style:name="Text_5f_20_5f_body" style:display-name="Text_20_body" style:family="paragraph" style:parent-style-name="Standard">
      <style:paragraph-properties fo:margin-top="0cm" fo:margin-bottom="0.212cm" loext:contextual-spacing="false" fo:hyphenation-ladder-count="no-limit"/>
      <style:text-properties fo:hyphenate="false"/>
    </style:style>
    <style:style style:name="Heading_5f_20_5f_1" style:display-name="Heading_20_1" style:family="paragraph" style:parent-style-name="Standard">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5f_20_5f_2" style:display-name="Heading_20_2" style:family="paragraph" style:parent-style-name="Standard">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5f_20_5f_3" style:display-name="Heading_20_3" style:family="paragraph" style:parent-style-name="Standard">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5f_20_5f_4" style:display-name="Heading_20_4" style:family="paragraph" style:parent-style-name="Standard">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5f_20_5f_5" style:display-name="Heading_20_5" style:family="paragraph" style:parent-style-name="Standard">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5f_20_5f_6" style:display-name="Heading_20_6" style:family="paragraph" style:parent-style-name="Standard">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5f_20_5f_7" style:display-name="Heading_20_7" style:family="paragraph" style:parent-style-name="Standard">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5f_20_5f_8" style:display-name="Heading_20_8"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5f_20_5f_9" style:display-name="Heading_20_9" style:family="paragraph" style:parent-style-name="Standard">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Kein_5f_20_5f_Leerraum" style:display-name="Kein_20_Leerraum" style:family="paragraph" style:parent-style-name="Standard">
      <style:paragraph-properties fo:hyphenation-ladder-count="no-limit"/>
      <style:text-properties fo:hyphenate="false"/>
    </style:style>
    <style:style style:name="Title" style:family="paragraph" style:parent-style-name="Standard" style:class="chapter">
      <style:paragraph-properties fo:hyphenation-ladder-count="no-limit"/>
      <style:text-properties fo:font-size="24pt" style:font-size-asian="24pt" fo:hyphenate="false"/>
    </style:style>
    <style:style style:name="Subtitle" style:family="paragraph" style:parent-style-name="Standard" style:class="chapter">
      <style:paragraph-properties fo:hyphenation-ladder-count="no-limit"/>
      <style:text-properties fo:font-size="12pt" style:font-size-asian="12pt" fo:hyphenate="false"/>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Verzeichnis_5f_20_5f_1" style:display-name="Verzeichnis_20_1" style:family="paragraph" style:parent-style-name="Standard">
      <style:paragraph-properties fo:margin-top="0cm" fo:margin-bottom="0.101cm" loext:contextual-spacing="false" fo:hyphenation-ladder-count="no-limit"/>
      <style:text-properties fo:hyphenate="false"/>
    </style:style>
    <style:style style:name="Verzeichnis_5f_20_5f_2" style:display-name="Verzeichnis_20_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3" style:display-name="Verzeichnis_20_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4" style:display-name="Verzeichnis_20_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5" style:display-name="Verzeichnis_20_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6" style:display-name="Verzeichnis_20_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7" style:display-name="Verzeichnis_20_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8" style:display-name="Verzeichnis_20_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9" style:display-name="Verzeichnis_20_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Text_5f_5f_5f_20_5f_5f_5f_body" style:display-name="Text_5f_20_5f_body" style:family="paragraph" style:parent-style-name="Standard">
      <style:paragraph-properties fo:margin-top="0cm" fo:margin-bottom="0.212cm" loext:contextual-spacing="false" fo:hyphenation-ladder-count="no-limit"/>
      <style:text-properties fo:hyphenate="false"/>
    </style:style>
    <style:style style:name="List" style:family="paragraph" style:parent-style-name="Text_5f_5f_5f_20_5f_5f_5f_body" style:class="list">
      <style:paragraph-properties fo:hyphenation-ladder-count="no-limit"/>
      <style:text-properties fo:hyphenate="false"/>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style:style>
    <style:style style:name="Index" style:family="paragraph" style:parent-style-name="Standard" style:class="index">
      <style:paragraph-properties fo:hyphenation-ladder-count="no-limit"/>
      <style:text-properties fo:hyphenate="false"/>
    </style:style>
    <style:style style:name="Endnote"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5f_20_5f_2_5f_20_5f_Char" style:display-name="Heading_20_2_20_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5f_20_5f_3_5f_20_5f_Char" style:display-name="Heading_20_3_20_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5f_20_5f_4_5f_20_5f_Char" style:display-name="Heading_20_4_20_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5f_20_5f_5_5f_20_5f_Char" style:display-name="Heading_20_5_20_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5f_20_5f_6_5f_20_5f_Char" style:display-name="Heading_20_6_20_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5f_20_5f_7_5f_20_5f_Char" style:display-name="Heading_20_7_20_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5f_20_5f_8_5f_20_5f_Char" style:display-name="Heading_20_8_20_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5f_20_5f_9_5f_20_5f_Char" style:display-name="Heading_20_9_20_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meta:creation-date>2019-07-10T13:21:27.96</meta:creation-date>
    <meta:editing-cycles>5</meta:editing-cycles>
    <meta:editing-duration>PT54M25S</meta:editing-duration>
    <dc:date>2019-07-11T12:19:48.053626212</dc:date>
    <dc:creator>Anna Sommer</dc:creator>
    <meta:document-statistic meta:table-count="0" meta:image-count="0" meta:object-count="0" meta:page-count="4" meta:paragraph-count="59" meta:word-count="1933" meta:character-count="12237" meta:non-whitespace-character-count="10339"/>
  </office:meta>
</office:document-meta>
</file>